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PAUCARA, YURI LIZBETH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432111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SPINOZA PAUCARA, YURI LIZBE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321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OQUE AROCUTIPA, JHEFERSON JHO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8147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18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